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3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4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8" style:family="paragraph" style:parent-style-name="Heading_20_2">
      <style:paragraph-properties fo:break-before="pag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Header">Apartat D – Avaluació de grup</text:p>
      <text:p text:style-name="Text_20_body"/>
      <text:p text:style-name="Text_20_body">Segons el punt de vista col·lectiu de tots els membres del grup: “Els Procrastinadors”, aquest evoluciona favorablement, ja que hi ha un bon ambient de treball, encara que creiem que es bastant d'hora per fer un avaluació i queda molt camí per recórrer. </text:p>
      <text:p text:style-name="Text_20_body">Creiem que hi ha bones idees, les quals compartim i discutim entre tots els membres del grup ja que tots ens impliquem en les nostres tasques i mirem de repartir la feina entre tots els membres del grup. Tothom està disposat a oferir ajuda als companys i a realitzar el treball conjuntament.</text:p>
      <text:p text:style-name="Text_20_body">Per contra, ens trobem que degut a horaris de treball, la trobada virtual dels membres és una tasca difícil. No disposem d'un bon horari per estar els 3 connectats a la vegada, però al final sempre s'acaba trobant algun moment lliure. Aquest problema se soluciona, mitjançant els correus, que ens proporcionen una comunicació més àgil entre els membres del grup. </text:p>
      <text:p text:style-name="Text_20_body">Esperem continuar tenint aquest ambient de treball en el grup per seguir endavant amb la planificació prevista, ja que de moment tot va sobre rodes.</text:p>
      <text:h text:style-name="P8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3">Data</text:p>
          </table:table-cell>
          <table:table-cell table:style-name="Taula5.A1" office:value-type="string">
            <text:p text:style-name="P3">Modificat per:</text:p>
          </table:table-cell>
          <table:table-cell table:style-name="Taula5.C1" office:value-type="string">
            <text:p text:style-name="P3">Modificacions</text:p>
          </table:table-cell>
        </table:table-row>
        <table:table-row>
          <table:table-cell table:style-name="Taula5.A2" office:value-type="date" office:date-value="2011-09-25">
            <text:p text:style-name="P5">25/09/11</text:p>
          </table:table-cell>
          <table:table-cell table:style-name="Taula5.B2" office:value-type="string">
            <text:p text:style-name="P5">Isaac Gangolells</text:p>
          </table:table-cell>
          <table:table-cell table:style-name="Taula5.C2" office:value-type="string">
            <text:p text:style-name="P4">Edició inicial.</text:p>
          </table:table-cell>
        </table:table-row>
        <table:table-row>
          <table:table-cell table:style-name="Taula5.A2" office:value-type="date" office:date-value="2011-09-25">
            <text:p text:style-name="P5">25/09/11</text:p>
          </table:table-cell>
          <table:table-cell table:style-name="Taula5.B2" office:value-type="string">
            <text:p text:style-name="P5">Isaac Gangolells</text:p>
          </table:table-cell>
          <table:table-cell table:style-name="Taula5.C2" office:value-type="string">
            <text:p text:style-name="P4">Eliminació Capçalera i peu</text:p>
          </table:table-cell>
        </table:table-row>
        <table:table-row>
          <table:table-cell table:style-name="Taula5.A2" office:value-type="date" office:date-value="2011-09-25">
            <text:p text:style-name="P5">25/09/11</text:p>
          </table:table-cell>
          <table:table-cell table:style-name="Taula5.B2" office:value-type="string">
            <text:p text:style-name="P5">Héctor Costa</text:p>
          </table:table-cell>
          <table:table-cell table:style-name="Taula5.C2" office:value-type="string">
            <text:p text:style-name="P4">Revisió</text:p>
          </table:table-cell>
        </table:table-row>
        <table:table-row>
          <table:table-cell table:style-name="Taula5.A2">
            <text:p text:style-name="P5"/>
          </table:table-cell>
          <table:table-cell table:style-name="Taula5.B2" office:value-type="string">
            <text:p text:style-name="P5"/>
          </table:table-cell>
          <table:table-cell table:style-name="Taula5.C2" office:value-type="string">
            <text:p text:style-name="P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<text:s/>Avaluació de gru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09-26T01:32:07.14</dc:date>
    <meta:editing-duration>PT00H42M21S</meta:editing-duration>
    <meta:editing-cycles>15</meta:editing-cycles>
    <meta:generator>OpenOffice.org/3.2$Win32 OpenOffice.org_project/320m18$Build-9502</meta:generator>
    <dc:creator>Hector Costa Guzman</dc:creator>
    <meta:document-statistic meta:table-count="1" meta:image-count="0" meta:object-count="0" meta:page-count="2" meta:paragraph-count="19" meta:word-count="216" meta:character-count="1285"/>
  </office:meta>
</office:document-meta>
</file>